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Segoe Script" svg:font-family="'Segoe Script'" style:font-family-generic="script"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Segoe Script"/>
    </style:style>
    <style:style style:name="P2" style:family="paragraph" style:parent-style-name="Standard">
      <style:text-properties style:font-name="Times New Roman"/>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05, 3, 8, 10) T,</text:p>
      <text:p text:style-name="P1"/>
      <text:p text:style-name="P1">(127, 3, 14, 9) (41, 4, 1, 1) (69, 2, 3, 5) (174, 4, 12, 4) (177, 1, 3, 2) (181, 1, 29, 5) (48, 2, 15, 7) (37, 2, 6, 5) (124, 2, 7, 6) (185, 5, 4, 2) (144, 2, 1, 7) (48, 2, 15, 7) (179, 2, 20, 4) (181, 4, 6, 6). (23, 2, 22, 2) (128, 1, 4, 10) (69, 2, 1, 6) (151, 1, 34, 4) (159, 2, 4, 4) (23, 2, 29, 2) (96, 2, 16, 1) (144, 1, 5, 6) (18, 2, 13, 6) (265, 3, 15, 8) (54, 12, 19, 7). (55, 3, 4, 8) (36, 3, 4, 9) (117, 9, 8, 1) (117, 2, 3, 2) (23, 2, 22, 2) (33, 1, 2, 4) (265, 3, 19, 5), (23, 2, 22, 2) (76, 1, 16, 5) (36, 3, 4, 9) indispensable. (67, 1, 1, 7) (95, 1, 1, 2) (185, 5, 4, 2) (100, 2, 15, 4) (227, 1, 30, 5) (129, 1, 4, 2) (23, 2, 11, 2) (186, 2, 9, 3) disposed (32, 1, 1, 2). (9, 1, 30, 4) (23, 2, 11, 2) (86, 4, 18, 2) (86, 4, 15, 6) (67, 1, 1, 7) (297, 3, 5, 3) (15, 3, 3, 2) (69, 2, 1, 6) (30, 1, 9, 1) (18, 2, 13, 6) (67, 1, 1, 7) (80, 7, 2, 2) (179, 2, 20, 4) (65, 1, 5, 1) (265, 3, 19, 5). (186, 2, 9, 3) (86, 4, 15, 6) (69, 2, 1, 6) (87, 1, 3, 3) (48, 2, 15, 7) (90, 1, 6, 6).</text:p>
      <text:p text:style-name="P1"/>
      <text:p text:style-name="P1">A <text:s text:c="2"/></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Segoe Script" svg:font-family="'Segoe Script'" style:font-family-generic="script"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4-24T14:46:15.06</meta:creation-date>
    <meta:print-date>2018-04-24T15:47:58.70</meta:print-date>
    <meta:document-statistic meta:table-count="0" meta:image-count="0" meta:object-count="0" meta:page-count="1" meta:paragraph-count="3" meta:word-count="268" meta:character-count="1017"/>
    <dc:date>2018-04-24T15:48:25.75</dc:date>
    <meta:editing-duration>PT16M19S</meta:editing-duration>
    <meta:editing-cycles>1</meta:editing-cycles>
    <meta:generator>OpenOffice/4.1.3$Win32 OpenOffice.org_project/413m1$Build-9783</meta:generator>
  </office:meta>
</office:document-meta>
</file>